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8da23" officeooo:paragraph-rsid="0008da23"/>
    </style:style>
    <style:style style:name="P2" style:family="paragraph" style:parent-style-name="Text_20_body">
      <style:paragraph-properties fo:text-align="justify" style:justify-single-word="false"/>
      <style:text-properties officeooo:rsid="0017f7c8" officeooo:paragraph-rsid="0017f7c8"/>
    </style:style>
    <style:style style:name="P3" style:family="paragraph" style:parent-style-name="Text_20_body">
      <style:paragraph-properties fo:text-align="justify" style:justify-single-word="false"/>
      <style:text-properties officeooo:rsid="00215218" officeooo:paragraph-rsid="00215218"/>
    </style:style>
    <style:style style:name="P4" style:family="paragraph" style:parent-style-name="Text_20_body">
      <style:paragraph-properties fo:text-align="justify" style:justify-single-word="false"/>
      <style:text-properties style:text-underline-style="none" fo:font-weight="normal" officeooo:rsid="0035ecb6" officeooo:paragraph-rsid="0035ecb6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officeooo:rsid="004a8a8f" officeooo:paragraph-rsid="004a8a8f"/>
    </style:style>
    <style:style style:name="P6" style:family="paragraph" style:parent-style-name="Text_20_body">
      <style:paragraph-properties fo:text-align="justify" style:justify-single-word="false"/>
      <style:text-properties officeooo:rsid="005fe9e2" officeooo:paragraph-rsid="005fe9e2"/>
    </style:style>
    <style:style style:name="P7" style:family="paragraph" style:parent-style-name="Text_20_body">
      <style:paragraph-properties fo:text-align="justify" style:justify-single-word="false"/>
      <style:text-properties officeooo:rsid="0087b34e" officeooo:paragraph-rsid="0087b34e"/>
    </style:style>
    <style:style style:name="P8" style:family="paragraph" style:parent-style-name="Text_20_body">
      <style:paragraph-properties fo:text-align="justify" style:justify-single-word="false"/>
      <style:text-properties officeooo:rsid="009a2683" officeooo:paragraph-rsid="009a2683"/>
    </style:style>
    <style:style style:name="P9" style:family="paragraph" style:parent-style-name="Text_20_body">
      <style:paragraph-properties fo:text-align="justify" style:justify-single-word="false"/>
      <style:text-properties officeooo:rsid="00b64d81" officeooo:paragraph-rsid="00b64d81"/>
    </style:style>
    <style:style style:name="P10" style:family="paragraph" style:parent-style-name="Title">
      <style:text-properties officeooo:rsid="0008da23" officeooo:paragraph-rsid="0008da23"/>
    </style:style>
    <style:style style:name="P11" style:family="paragraph" style:parent-style-name="Title">
      <style:text-properties officeooo:rsid="0013c59c" officeooo:paragraph-rsid="0013c59c"/>
    </style:style>
    <style:style style:name="P12" style:family="paragraph" style:parent-style-name="Title">
      <style:text-properties officeooo:rsid="005fa701" officeooo:paragraph-rsid="005fa701"/>
    </style:style>
    <style:style style:name="P13" style:family="paragraph" style:parent-style-name="Title">
      <style:text-properties officeooo:rsid="00850f0d" officeooo:paragraph-rsid="00850f0d"/>
    </style:style>
    <style:style style:name="P14" style:family="paragraph" style:parent-style-name="Subtitle">
      <style:text-properties officeooo:rsid="00215218" officeooo:paragraph-rsid="00215218"/>
    </style:style>
    <style:style style:name="P15" style:family="paragraph" style:parent-style-name="Subtitle">
      <style:text-properties officeooo:rsid="003287a5" officeooo:paragraph-rsid="003287a5"/>
    </style:style>
    <style:style style:name="P16" style:family="paragraph" style:parent-style-name="Subtitle">
      <style:text-properties officeooo:rsid="00475b68" officeooo:paragraph-rsid="00475b68"/>
    </style:style>
    <style:style style:name="P17" style:family="paragraph" style:parent-style-name="Subtitle">
      <style:text-properties officeooo:rsid="00612529" officeooo:paragraph-rsid="00612529"/>
    </style:style>
    <style:style style:name="P18" style:family="paragraph" style:parent-style-name="Subtitle">
      <style:text-properties officeooo:rsid="0095b4c3" officeooo:paragraph-rsid="0095b4c3"/>
    </style:style>
    <style:style style:name="P19" style:family="paragraph" style:parent-style-name="Subtitle">
      <style:text-properties officeooo:rsid="00b26a24" officeooo:paragraph-rsid="00b26a24"/>
    </style:style>
    <style:style style:name="P20" style:family="paragraph" style:parent-style-name="Subtitle">
      <style:text-properties officeooo:rsid="00cd6a2a" officeooo:paragraph-rsid="00cd6a2a"/>
    </style:style>
    <style:style style:name="P21" style:family="paragraph" style:parent-style-name="Subtitle">
      <style:text-properties officeooo:rsid="00dcebfe" officeooo:paragraph-rsid="00dcebfe"/>
    </style:style>
    <style:style style:name="P22" style:family="paragraph" style:parent-style-name="Subtitle">
      <style:text-properties officeooo:rsid="00e728bf" officeooo:paragraph-rsid="00e728bf"/>
    </style:style>
    <style:style style:name="P23" style:family="paragraph" style:parent-style-name="Text_20_body">
      <style:paragraph-properties fo:text-align="justify" style:justify-single-word="false"/>
    </style:style>
    <style:style style:name="P24" style:family="paragraph" style:parent-style-name="Text_20_body">
      <style:paragraph-properties fo:text-align="justify" style:justify-single-word="false"/>
      <style:text-properties officeooo:paragraph-rsid="00beba85"/>
    </style:style>
    <style:style style:name="P25" style:family="paragraph" style:parent-style-name="Text_20_body">
      <style:paragraph-properties fo:text-align="justify" style:justify-single-word="false"/>
      <style:text-properties officeooo:rsid="00c7e303" officeooo:paragraph-rsid="00c7e303"/>
    </style:style>
    <style:style style:name="P26" style:family="paragraph" style:parent-style-name="Text_20_body">
      <style:paragraph-properties fo:text-align="justify" style:justify-single-word="false"/>
      <style:text-properties officeooo:rsid="00cdacda" officeooo:paragraph-rsid="00cdacda"/>
    </style:style>
    <style:style style:name="P27" style:family="paragraph" style:parent-style-name="Text_20_body">
      <style:paragraph-properties fo:text-align="justify" style:justify-single-word="false"/>
      <style:text-properties officeooo:rsid="00dceeb3" officeooo:paragraph-rsid="00dceeb3"/>
    </style:style>
    <style:style style:name="P28" style:family="paragraph" style:parent-style-name="Text_20_body">
      <style:paragraph-properties fo:text-align="justify" style:justify-single-word="false"/>
      <style:text-properties officeooo:rsid="00e757b6" officeooo:paragraph-rsid="00e757b6"/>
    </style:style>
    <style:style style:name="P29" style:family="paragraph" style:parent-style-name="Title">
      <style:text-properties officeooo:rsid="00836b3d" officeooo:paragraph-rsid="00836b3d"/>
    </style:style>
    <style:style style:name="T1" style:family="text">
      <style:text-properties officeooo:rsid="0009ece4"/>
    </style:style>
    <style:style style:name="T2" style:family="text">
      <style:text-properties officeooo:rsid="000a31e7"/>
    </style:style>
    <style:style style:name="T3" style:family="text">
      <style:text-properties officeooo:rsid="000c234b"/>
    </style:style>
    <style:style style:name="T4" style:family="text">
      <style:text-properties officeooo:rsid="000c547f"/>
    </style:style>
    <style:style style:name="T5" style:family="text">
      <style:text-properties officeooo:rsid="000d08bb"/>
    </style:style>
    <style:style style:name="T6" style:family="text">
      <style:text-properties officeooo:rsid="000dfdab"/>
    </style:style>
    <style:style style:name="T7" style:family="text">
      <style:text-properties officeooo:rsid="000fd4d2"/>
    </style:style>
    <style:style style:name="T8" style:family="text">
      <style:text-properties officeooo:rsid="00110ff9"/>
    </style:style>
    <style:style style:name="T9" style:family="text">
      <style:text-properties officeooo:rsid="00126752"/>
    </style:style>
    <style:style style:name="T10" style:family="text">
      <style:text-properties officeooo:rsid="0012ef9e"/>
    </style:style>
    <style:style style:name="T11" style:family="text">
      <style:text-properties officeooo:rsid="001571d7"/>
    </style:style>
    <style:style style:name="T12" style:family="text">
      <style:text-properties officeooo:rsid="00185e46"/>
    </style:style>
    <style:style style:name="T13" style:family="text">
      <style:text-properties officeooo:rsid="0019e2ae"/>
    </style:style>
    <style:style style:name="T14" style:family="text">
      <style:text-properties officeooo:rsid="001a53c3"/>
    </style:style>
    <style:style style:name="T15" style:family="text">
      <style:text-properties officeooo:rsid="001bad79"/>
    </style:style>
    <style:style style:name="T16" style:family="text">
      <style:text-properties officeooo:rsid="001d7518"/>
    </style:style>
    <style:style style:name="T17" style:family="text">
      <style:text-properties officeooo:rsid="001f46a8"/>
    </style:style>
    <style:style style:name="T18" style:family="text">
      <style:text-properties officeooo:rsid="00214488"/>
    </style:style>
    <style:style style:name="T19" style:family="text">
      <style:text-properties officeooo:rsid="0022d08e"/>
    </style:style>
    <style:style style:name="T20" style:family="text">
      <style:text-properties officeooo:rsid="00239df0"/>
    </style:style>
    <style:style style:name="T21" style:family="text">
      <style:text-properties officeooo:rsid="002551dc"/>
    </style:style>
    <style:style style:name="T22" style:family="text">
      <style:text-properties officeooo:rsid="0027ea74"/>
    </style:style>
    <style:style style:name="T23" style:family="text">
      <style:text-properties officeooo:rsid="0029b094"/>
    </style:style>
    <style:style style:name="T24" style:family="text">
      <style:text-properties officeooo:rsid="002ad045"/>
    </style:style>
    <style:style style:name="T25" style:family="text">
      <style:text-properties officeooo:rsid="002b82ca"/>
    </style:style>
    <style:style style:name="T26" style:family="text">
      <style:text-properties officeooo:rsid="002cd1e2"/>
    </style:style>
    <style:style style:name="T27" style:family="text">
      <style:text-properties officeooo:rsid="002e80b8"/>
    </style:style>
    <style:style style:name="T28" style:family="text">
      <style:text-properties officeooo:rsid="00302d63"/>
    </style:style>
    <style:style style:name="T29" style:family="text">
      <style:text-properties officeooo:rsid="00320b63"/>
    </style:style>
    <style:style style:name="T30" style:family="text">
      <style:text-properties officeooo:rsid="00374320"/>
    </style:style>
    <style:style style:name="T31" style:family="text">
      <style:text-properties officeooo:rsid="00377618"/>
    </style:style>
    <style:style style:name="T32" style:family="text">
      <style:text-properties officeooo:rsid="00388642"/>
    </style:style>
    <style:style style:name="T33" style:family="text">
      <style:text-properties officeooo:rsid="0038e88a"/>
    </style:style>
    <style:style style:name="T34" style:family="text">
      <style:text-properties officeooo:rsid="0039e94b"/>
    </style:style>
    <style:style style:name="T35" style:family="text">
      <style:text-properties officeooo:rsid="003c9f00"/>
    </style:style>
    <style:style style:name="T36" style:family="text">
      <style:text-properties officeooo:rsid="003d0824"/>
    </style:style>
    <style:style style:name="T37" style:family="text">
      <style:text-properties officeooo:rsid="003e7ede"/>
    </style:style>
    <style:style style:name="T38" style:family="text">
      <style:text-properties officeooo:rsid="00407a0b"/>
    </style:style>
    <style:style style:name="T39" style:family="text">
      <style:text-properties officeooo:rsid="00421258"/>
    </style:style>
    <style:style style:name="T40" style:family="text">
      <style:text-properties officeooo:rsid="004379f9"/>
    </style:style>
    <style:style style:name="T41" style:family="text">
      <style:text-properties officeooo:rsid="004428b8"/>
    </style:style>
    <style:style style:name="T42" style:family="text">
      <style:text-properties officeooo:rsid="004531ab"/>
    </style:style>
    <style:style style:name="T43" style:family="text">
      <style:text-properties officeooo:rsid="0045d4c9"/>
    </style:style>
    <style:style style:name="T44" style:family="text">
      <style:text-properties officeooo:rsid="004b2cb8"/>
    </style:style>
    <style:style style:name="T45" style:family="text">
      <style:text-properties officeooo:rsid="004d137e"/>
    </style:style>
    <style:style style:name="T46" style:family="text">
      <style:text-properties officeooo:rsid="004fb8bb"/>
    </style:style>
    <style:style style:name="T47" style:family="text">
      <style:text-properties officeooo:rsid="00503c47"/>
    </style:style>
    <style:style style:name="T48" style:family="text">
      <style:text-properties officeooo:rsid="0050a2dc"/>
    </style:style>
    <style:style style:name="T49" style:family="text">
      <style:text-properties officeooo:rsid="00516636"/>
    </style:style>
    <style:style style:name="T50" style:family="text">
      <style:text-properties officeooo:rsid="005361ff"/>
    </style:style>
    <style:style style:name="T51" style:family="text">
      <style:text-properties officeooo:rsid="00549c89"/>
    </style:style>
    <style:style style:name="T52" style:family="text">
      <style:text-properties officeooo:rsid="00572094"/>
    </style:style>
    <style:style style:name="T53" style:family="text">
      <style:text-properties officeooo:rsid="0058cd70"/>
    </style:style>
    <style:style style:name="T54" style:family="text">
      <style:text-properties officeooo:rsid="00594a34"/>
    </style:style>
    <style:style style:name="T55" style:family="text">
      <style:text-properties officeooo:rsid="005ac308"/>
    </style:style>
    <style:style style:name="T56" style:family="text">
      <style:text-properties officeooo:rsid="005cae86"/>
    </style:style>
    <style:style style:name="T57" style:family="text">
      <style:text-properties officeooo:rsid="005e4d79"/>
    </style:style>
    <style:style style:name="T58" style:family="text">
      <style:text-properties officeooo:rsid="005e56d9"/>
    </style:style>
    <style:style style:name="T59" style:family="text">
      <style:text-properties officeooo:rsid="005fe9e2"/>
    </style:style>
    <style:style style:name="T60" style:family="text">
      <style:text-properties officeooo:rsid="0060be83"/>
    </style:style>
    <style:style style:name="T61" style:family="text">
      <style:text-properties officeooo:rsid="0064c4b8"/>
    </style:style>
    <style:style style:name="T62" style:family="text">
      <style:text-properties officeooo:rsid="0065ad85"/>
    </style:style>
    <style:style style:name="T63" style:family="text">
      <style:text-properties style:text-underline-style="solid" style:text-underline-type="double" style:text-underline-width="auto" style:text-underline-color="font-color" officeooo:rsid="0065ad85"/>
    </style:style>
    <style:style style:name="T64" style:family="text">
      <style:text-properties style:text-underline-style="none" officeooo:rsid="0067b4e5"/>
    </style:style>
    <style:style style:name="T65" style:family="text">
      <style:text-properties style:text-underline-style="none" officeooo:rsid="00687e56"/>
    </style:style>
    <style:style style:name="T66" style:family="text">
      <style:text-properties style:text-underline-style="none" officeooo:rsid="0069c84e"/>
    </style:style>
    <style:style style:name="T67" style:family="text">
      <style:text-properties style:text-underline-style="none" officeooo:rsid="006a90c0"/>
    </style:style>
    <style:style style:name="T68" style:family="text">
      <style:text-properties style:text-underline-style="none" officeooo:rsid="006c7fde"/>
    </style:style>
    <style:style style:name="T69" style:family="text">
      <style:text-properties style:text-underline-style="none" officeooo:rsid="006e98b4"/>
    </style:style>
    <style:style style:name="T70" style:family="text">
      <style:text-properties style:text-underline-style="none" officeooo:rsid="0071a80e"/>
    </style:style>
    <style:style style:name="T71" style:family="text">
      <style:text-properties style:text-underline-style="none" officeooo:rsid="00733678"/>
    </style:style>
    <style:style style:name="T72" style:family="text">
      <style:text-properties style:text-underline-style="none" officeooo:rsid="0073744b"/>
    </style:style>
    <style:style style:name="T73" style:family="text">
      <style:text-properties style:text-underline-style="none" officeooo:rsid="0073b608"/>
    </style:style>
    <style:style style:name="T74" style:family="text">
      <style:text-properties style:text-underline-style="none" officeooo:rsid="007436e5"/>
    </style:style>
    <style:style style:name="T75" style:family="text">
      <style:text-properties style:text-underline-style="none" officeooo:rsid="007476bf"/>
    </style:style>
    <style:style style:name="T76" style:family="text">
      <style:text-properties style:text-underline-style="none" officeooo:rsid="0074aa4b"/>
    </style:style>
    <style:style style:name="T77" style:family="text">
      <style:text-properties style:text-underline-style="none" officeooo:rsid="00768410"/>
    </style:style>
    <style:style style:name="T78" style:family="text">
      <style:text-properties fo:font-style="italic" style:text-underline-style="none" officeooo:rsid="0077ce63" style:font-style-asian="italic" style:font-style-complex="italic"/>
    </style:style>
    <style:style style:name="T79" style:family="text">
      <style:text-properties fo:font-style="italic" style:text-underline-style="none" officeooo:rsid="008025c6" style:font-style-asian="italic" style:font-style-complex="italic"/>
    </style:style>
    <style:style style:name="T80" style:family="text">
      <style:text-properties fo:font-style="italic" officeooo:rsid="00c8219c" style:font-style-asian="italic" style:font-style-complex="italic"/>
    </style:style>
    <style:style style:name="T81" style:family="text">
      <style:text-properties fo:font-style="normal" style:text-underline-style="none" officeooo:rsid="0077ce63" style:font-style-asian="normal" style:font-style-complex="normal"/>
    </style:style>
    <style:style style:name="T82" style:family="text">
      <style:text-properties fo:font-style="normal" style:text-underline-style="none" officeooo:rsid="0079779b" style:font-style-asian="normal" style:font-style-complex="normal"/>
    </style:style>
    <style:style style:name="T83" style:family="text">
      <style:text-properties fo:font-style="normal" style:text-underline-style="none" officeooo:rsid="007a4b83" style:font-style-asian="normal" style:font-style-complex="normal"/>
    </style:style>
    <style:style style:name="T84" style:family="text">
      <style:text-properties fo:font-style="normal" style:text-underline-style="none" officeooo:rsid="007aec1f" style:font-style-asian="normal" style:font-style-complex="normal"/>
    </style:style>
    <style:style style:name="T85" style:family="text">
      <style:text-properties fo:font-style="normal" style:text-underline-style="none" officeooo:rsid="007b8a05" style:font-style-asian="normal" style:font-style-complex="normal"/>
    </style:style>
    <style:style style:name="T86" style:family="text">
      <style:text-properties fo:font-style="normal" style:text-underline-style="none" officeooo:rsid="007b9741" style:font-style-asian="normal" style:font-style-complex="normal"/>
    </style:style>
    <style:style style:name="T87" style:family="text">
      <style:text-properties fo:font-style="normal" style:text-underline-style="none" officeooo:rsid="007bd78f" style:font-style-asian="normal" style:font-style-complex="normal"/>
    </style:style>
    <style:style style:name="T88" style:family="text">
      <style:text-properties fo:font-style="normal" style:text-underline-style="none" officeooo:rsid="007be115" style:font-style-asian="normal" style:font-style-complex="normal"/>
    </style:style>
    <style:style style:name="T89" style:family="text">
      <style:text-properties fo:font-style="normal" style:text-underline-style="none" officeooo:rsid="007dfe86" style:font-style-asian="normal" style:font-style-complex="normal"/>
    </style:style>
    <style:style style:name="T90" style:family="text">
      <style:text-properties fo:font-style="normal" style:text-underline-style="none" officeooo:rsid="007e26aa" style:font-style-asian="normal" style:font-style-complex="normal"/>
    </style:style>
    <style:style style:name="T91" style:family="text">
      <style:text-properties fo:font-style="normal" style:text-underline-style="none" officeooo:rsid="008025c6" style:font-style-asian="normal" style:font-style-complex="normal"/>
    </style:style>
    <style:style style:name="T92" style:family="text">
      <style:text-properties fo:font-style="normal" style:text-underline-style="none" officeooo:rsid="0081cf87" style:font-style-asian="normal" style:font-style-complex="normal"/>
    </style:style>
    <style:style style:name="T93" style:family="text">
      <style:text-properties fo:font-style="normal" style:text-underline-style="none" officeooo:rsid="00822f7a" style:font-style-asian="normal" style:font-style-complex="normal"/>
    </style:style>
    <style:style style:name="T94" style:family="text">
      <style:text-properties fo:font-style="normal" officeooo:rsid="00c8219c" style:font-style-asian="normal" style:font-style-complex="normal"/>
    </style:style>
    <style:style style:name="T95" style:family="text">
      <style:text-properties fo:font-style="normal" officeooo:rsid="00caf981" style:font-style-asian="normal" style:font-style-complex="normal"/>
    </style:style>
    <style:style style:name="T96" style:family="text">
      <style:text-properties fo:font-style="normal" officeooo:rsid="00cb2427" style:font-style-asian="normal" style:font-style-complex="normal"/>
    </style:style>
    <style:style style:name="T97" style:family="text">
      <style:text-properties officeooo:rsid="00886ea4"/>
    </style:style>
    <style:style style:name="T98" style:family="text">
      <style:text-properties officeooo:rsid="008b3ae7"/>
    </style:style>
    <style:style style:name="T99" style:family="text">
      <style:text-properties officeooo:rsid="008cfb1d"/>
    </style:style>
    <style:style style:name="T100" style:family="text">
      <style:text-properties officeooo:rsid="008eed57"/>
    </style:style>
    <style:style style:name="T101" style:family="text">
      <style:text-properties officeooo:rsid="008fb969"/>
    </style:style>
    <style:style style:name="T102" style:family="text">
      <style:text-properties officeooo:rsid="009032e3"/>
    </style:style>
    <style:style style:name="T103" style:family="text">
      <style:text-properties officeooo:rsid="0090ae58"/>
    </style:style>
    <style:style style:name="T104" style:family="text">
      <style:text-properties officeooo:rsid="0091ff97"/>
    </style:style>
    <style:style style:name="T105" style:family="text">
      <style:text-properties officeooo:rsid="00949952"/>
    </style:style>
    <style:style style:name="T106" style:family="text">
      <style:text-properties officeooo:rsid="009c0d9f"/>
    </style:style>
    <style:style style:name="T107" style:family="text">
      <style:text-properties officeooo:rsid="009dc13f"/>
    </style:style>
    <style:style style:name="T108" style:family="text">
      <style:text-properties officeooo:rsid="009e3db9"/>
    </style:style>
    <style:style style:name="T109" style:family="text">
      <style:text-properties officeooo:rsid="00a03524"/>
    </style:style>
    <style:style style:name="T110" style:family="text">
      <style:text-properties officeooo:rsid="00a0dab8"/>
    </style:style>
    <style:style style:name="T111" style:family="text">
      <style:text-properties officeooo:rsid="00a83a95"/>
    </style:style>
    <style:style style:name="T112" style:family="text">
      <style:text-properties officeooo:rsid="00a8c624"/>
    </style:style>
    <style:style style:name="T113" style:family="text">
      <style:text-properties officeooo:rsid="00aa730e"/>
    </style:style>
    <style:style style:name="T114" style:family="text">
      <style:text-properties officeooo:rsid="00ac0c58"/>
    </style:style>
    <style:style style:name="T115" style:family="text">
      <style:text-properties officeooo:rsid="00ae014c"/>
    </style:style>
    <style:style style:name="T116" style:family="text">
      <style:text-properties officeooo:rsid="00ae736d"/>
    </style:style>
    <style:style style:name="T117" style:family="text">
      <style:text-properties officeooo:rsid="00b0aa39"/>
    </style:style>
    <style:style style:name="T118" style:family="text">
      <style:text-properties officeooo:rsid="00b76fea"/>
    </style:style>
    <style:style style:name="T119" style:family="text">
      <style:text-properties officeooo:rsid="00b87fbe"/>
    </style:style>
    <style:style style:name="T120" style:family="text">
      <style:text-properties officeooo:rsid="00b93cb3"/>
    </style:style>
    <style:style style:name="T121" style:family="text">
      <style:text-properties officeooo:rsid="00b9991c"/>
    </style:style>
    <style:style style:name="T122" style:family="text">
      <style:text-properties officeooo:rsid="00ba3158"/>
    </style:style>
    <style:style style:name="T123" style:family="text">
      <style:text-properties officeooo:rsid="00bc222f"/>
    </style:style>
    <style:style style:name="T124" style:family="text">
      <style:text-properties officeooo:rsid="00beba85"/>
    </style:style>
    <style:style style:name="T125" style:family="text">
      <style:text-properties officeooo:rsid="00bfa807"/>
    </style:style>
    <style:style style:name="T126" style:family="text">
      <style:text-properties officeooo:rsid="00c0d9ea"/>
    </style:style>
    <style:style style:name="T127" style:family="text">
      <style:text-properties officeooo:rsid="00c257ae"/>
    </style:style>
    <style:style style:name="T128" style:family="text">
      <style:text-properties officeooo:rsid="00c2a0f8"/>
    </style:style>
    <style:style style:name="T129" style:family="text">
      <style:text-properties officeooo:rsid="00c3eb00"/>
    </style:style>
    <style:style style:name="T130" style:family="text">
      <style:text-properties officeooo:rsid="00c47dce"/>
    </style:style>
    <style:style style:name="T131" style:family="text">
      <style:text-properties officeooo:rsid="00c6c5b3"/>
    </style:style>
    <style:style style:name="T132" style:family="text">
      <style:text-properties officeooo:rsid="00c7a972"/>
    </style:style>
    <style:style style:name="T133" style:family="text">
      <style:text-properties officeooo:rsid="00c8219c"/>
    </style:style>
    <style:style style:name="T134" style:family="text">
      <style:text-properties officeooo:rsid="00c915aa"/>
    </style:style>
    <style:style style:name="T135" style:family="text">
      <style:text-properties officeooo:rsid="00ce831a"/>
    </style:style>
    <style:style style:name="T136" style:family="text">
      <style:text-properties officeooo:rsid="00d181a2"/>
    </style:style>
    <style:style style:name="T137" style:family="text">
      <style:text-properties officeooo:rsid="00d4e50b"/>
    </style:style>
    <style:style style:name="T138" style:family="text">
      <style:text-properties officeooo:rsid="00d6c73e"/>
    </style:style>
    <style:style style:name="T139" style:family="text">
      <style:text-properties officeooo:rsid="00d84026"/>
    </style:style>
    <style:style style:name="T140" style:family="text">
      <style:text-properties officeooo:rsid="00d89777"/>
    </style:style>
    <style:style style:name="T141" style:family="text">
      <style:text-properties officeooo:rsid="00d99dd0"/>
    </style:style>
    <style:style style:name="T142" style:family="text">
      <style:text-properties officeooo:rsid="00da8392"/>
    </style:style>
    <style:style style:name="T143" style:family="text">
      <style:text-properties officeooo:rsid="00dbce2e"/>
    </style:style>
    <style:style style:name="T144" style:family="text">
      <style:text-properties officeooo:rsid="00dbd019"/>
    </style:style>
    <style:style style:name="T145" style:family="text">
      <style:text-properties officeooo:rsid="00dc03a1"/>
    </style:style>
    <style:style style:name="T146" style:family="text">
      <style:text-properties officeooo:rsid="00dcebfe"/>
    </style:style>
    <style:style style:name="T147" style:family="text">
      <style:text-properties officeooo:rsid="00de4a9e"/>
    </style:style>
    <style:style style:name="T148" style:family="text">
      <style:text-properties officeooo:rsid="00e0e7c5"/>
    </style:style>
    <style:style style:name="T149" style:family="text">
      <style:text-properties officeooo:rsid="00e15079"/>
    </style:style>
    <style:style style:name="T150" style:family="text">
      <style:text-properties officeooo:rsid="00e31164"/>
    </style:style>
    <style:style style:name="T151" style:family="text">
      <style:text-properties officeooo:rsid="00e397b6"/>
    </style:style>
    <style:style style:name="T152" style:family="text">
      <style:text-properties officeooo:rsid="00e45638"/>
    </style:style>
    <style:style style:name="T153" style:family="text">
      <style:text-properties officeooo:rsid="00e6f6bb"/>
    </style:style>
    <style:style style:name="T154" style:family="text">
      <style:text-properties officeooo:rsid="00e91723"/>
    </style:style>
    <style:style style:name="T155" style:family="text">
      <style:text-properties officeooo:rsid="00ea215b"/>
    </style:style>
    <style:style style:name="T156" style:family="text">
      <style:text-properties officeooo:rsid="00ecb4e4"/>
    </style:style>
    <style:style style:name="T157" style:family="text">
      <style:text-properties officeooo:rsid="00ee9c1e"/>
    </style:style>
    <style:style style:name="T158" style:family="text">
      <style:text-properties officeooo:rsid="00f0918e"/>
    </style:style>
    <style:style style:name="T159" style:family="text">
      <style:text-properties officeooo:rsid="00f2e174"/>
    </style:style>
    <style:style style:name="T160" style:family="text">
      <style:text-properties officeooo:rsid="00f38e83"/>
    </style:style>
    <style:style style:name="T161" style:family="text">
      <style:text-properties officeooo:rsid="00f4d451"/>
    </style:style>
    <style:style style:name="T162" style:family="text">
      <style:text-properties officeooo:rsid="00f5d0e6"/>
    </style:style>
    <style:style style:name="T163" style:family="text">
      <style:text-properties officeooo:rsid="00f72191"/>
    </style:style>
    <style:style style:name="T164" style:family="text">
      <style:text-properties officeooo:rsid="00f83e33"/>
    </style:style>
    <style:style style:name="T165" style:family="text">
      <style:text-properties officeooo:rsid="00f9cb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 caratteri del Settecento</text:p>
      <text:p text:style-name="P1">L’arte, nei primi decenni del Settecento, <text:span text:style-name="T1">ha il bisogno di corrispondere ai principi di fastosità scenografica, evasione e invenzione fantastica. </text:span><text:span text:style-name="T2">Il barocco persiste ancora in Francia sotto il nome di Rococò, </text:span><text:span text:style-name="T3">che si manifesta anche nel ricorrente decorativismo </text:span><text:span text:style-name="T4">degli interni stuccati, intarsiati, maiolicati e ornati con specchi, </text:span><text:span text:style-name="T5">e nella produzione di porcellane, arazzi e mobili </text:span><text:span text:style-name="T6">dalle forme fantasiose ed elaborate.<text:line-break/></text:span><text:span text:style-name="T7">Da un altro lato </text:span><text:span text:style-name="T8">v’è il bisogno </text:span><text:span text:style-name="T9">di imporre </text:span><text:span text:style-name="T10">correttivi di tipo classicheggiante.</text:span></text:p>
      <text:p text:style-name="P11">Filippo Juvar<text:span text:style-name="T11">r</text:span>a</text:p>
      <text:p text:style-name="P2">Nasce a Messina da un padre artigiano orafo, <text:span text:style-name="T12">dal quale trae il gusto per l’arte. Si forma a Roma </text:span><text:span text:style-name="T13">e, dopo aver lavorato </text:span><text:span text:style-name="T14">con l’architetto </text:span><text:span text:style-name="T15">Carlo Fontana, </text:span><text:span text:style-name="T16">riesce subito ad affermarsi per le sue qualità; </text:span><text:span text:style-name="T18">al </text:span><text:span text:style-name="T17">servizio dei Savoia, Juvarra si guadagna la nomina di primo architetto di corte.</text:span></text:p>
      <text:p text:style-name="P14">Basilica di Superga</text:p>
      <text:p text:style-name="P3">È posta sulla collina di Superga, dominando tutta Torino ed essendo un riconoscibile e ben preciso punto di riferimento urbanistico. <text:span text:style-name="T19">Fu riadattata a mausoleo e adesso conserva le monumentali tombe </text:span><text:span text:style-name="T20">di re e duchi sabaudi.<text:line-break/></text:span><text:span text:style-name="T21">L’edificio si articola attorno a una chiesa a pianta centrale sormontata da una grande cupola e preceduta da un pronao a pianta quadrata con otto colonne a fusto liscio.<text:line-break/></text:span><text:span text:style-name="T22">La parte posteriore è inglobata dal </text:span><text:span text:style-name="T23">convento </text:span><text:span text:style-name="T24">r</text:span><text:span text:style-name="T23">etrostante. </text:span><text:span text:style-name="T25">Due campanili gemelli affiancano </text:span><text:span text:style-name="T26">il corpo cilindrico </text:span><text:span text:style-name="T27">della chiesa, come fosse uno sfondo teatrale contro il quale l’intera basilica si proietta. </text:span><text:span text:style-name="T28">Juvarra sa abilmente coordinare il gusto neoclassicheggiante </text:span><text:span text:style-name="T29">del pronao, quello rinascimentale della cupola e quello barocco dei campanili.</text:span></text:p>
      <text:p text:style-name="P15">Palazzo Madama</text:p>
      <text:p text:style-name="P4">La <text:span text:style-name="T30">costruzione, di </text:span>pianta rettangolare, <text:span text:style-name="T30">funge da accesso alla </text:span><text:span text:style-name="T31">piazza del castello retrostante. </text:span><text:span text:style-name="T32">La facciata è interamente </text:span><text:span text:style-name="T33">realizzata con marmi chiari. </text:span><text:span text:style-name="T34">Al primo piano è scandito da una serie di paraste e controparaste </text:span><text:span text:style-name="T35">scanalate con ricchi capitelli che inquadrano dei finestroni </text:span><text:span text:style-name="T36">centinati. A conclusione </text:span><text:span text:style-name="T37">v’è una monumentale balaustra marmorea ornata di statue e grandi vasi decorati a festoni.<text:line-break/></text:span><text:span text:style-name="T38">I tre arconi di accesso </text:span><text:span text:style-name="T39">sono inquadrati da quattro massicci pilastri che protendono gli elementi soprastanti verso la piazza di fronte.<text:line-break/></text:span><text:span text:style-name="T40">Lo scalone </text:span><text:span text:style-name="T41">si svilupp</text:span><text:span text:style-name="T42">a in due lunghe rampe contrapposte </text:span><text:span text:style-name="T43">visibili anche dall’esterno.</text:span></text:p>
      <text:p text:style-name="P16"><text:soft-page-break/>Palazzina di caccia di Stupinigi</text:p>
      <text:p text:style-name="P5">Dal corpo ellittico centrale si dipartono quattro bracci a croce di sant’Andrea, <text:span text:style-name="T44">in cui sono stati ricavati </text:span><text:span text:style-name="T45">gli alloggi reali e per gli ospiti. </text:span><text:span text:style-name="T46">La costruzione si protende </text:span><text:span text:style-name="T47">anteriormente racchiudendo un vasto cortile ottagonale, </text:span><text:span text:style-name="T48">sul quale affacciano gli edifici di servizio, secondo un’ipotesi già schizzata. </text:span><text:span text:style-name="T49">L’intero complesso </text:span><text:span text:style-name="T50">è inserito all’interno di un ampio giardino che alterna aiuole e viali, secondo la moda francese.<text:line-break/></text:span><text:span text:style-name="T51">La palazzina </text:span><text:span text:style-name="T52">fornisce un’indicazione </text:span><text:span text:style-name="T53">circa la </text:span><text:span text:style-name="T54">tipica </text:span><text:span text:style-name="T53">vita di corte </text:span><text:span text:style-name="T54">settecentesca, </text:span><text:span text:style-name="T55">dove, tra balli, feste, banchetti e battute di caccia. </text:span><text:span text:style-name="T56">Le facciate esterne sono sfalsate a mo’ di fermo di cavallo, dando un effetto di movimento ma anche di grazia.<text:line-break/></text:span><text:span text:style-name="T57">All’interno v’è un esempio di Rococò italiano: il salone centrale a pianta ellittica si sviluppa per l’intera altezza dell’edificio e presenta un sinuoso ballatoio balaustrato al livello del primo piano.<text:line-break/></text:span><text:span text:style-name="T58">Ogni elemento è riccamente decorato con lacche, porcellane, stucchi dorati, specchi.</text:span></text:p>
      <text:p text:style-name="P12"><text:span text:style-name="T59">Luigi </text:span>Vanvitelli</text:p>
      <text:p text:style-name="P6">Fu figlio di un vedutista olandese, segue le orme paterne. Diventa famoso come architetto piuttosto che come pittore; dopo aver partecipato a vari concorsi, diventa primo architetto della Fabbrica di San Pietro. <text:span text:style-name="T60">In questo periodo inizia, accanto all’architetto, a delinearsi la figura dell’ingegnere, che Vanvitelli incarnava.</text:span></text:p>
      <text:p text:style-name="P17">Reggia di Caserta</text:p>
      <text:p text:style-name="P23">Viene costruita per volere dei Borboni, al fine di rappresentare la forza di uno stato <text:span text:style-name="T61">rinnovato, </text:span><text:span text:style-name="T62">potente, grandioso ma anche moderno ed efficiente.</text:span><text:span text:style-name="T63"><text:line-break/></text:span><text:span text:style-name="T64">Il palazzo </text:span><text:span text:style-name="T65">appare come un massiccio </text:span><text:span text:style-name="T66">parallelepipedo, </text:span><text:span text:style-name="T67">internamente diviso </text:span><text:span text:style-name="T68">da due bracci ortogonali dando origine a quattro cortili rettangolari di circa 3800mq ciascuno. </text:span><text:span text:style-name="T69">Su questi prospettano le facciate con paramento bugnato in travertino al pian terreno e in mattoni ai superiori.<text:line-break/></text:span><text:span text:style-name="T70">Agli angoli le pareti sono leggermente aggettanti e creano un effetto di movimento, </text:span><text:span text:style-name="T71">che impedisce un eventuale monotonia compositiva.<text:line-break/></text:span><text:span text:style-name="T72">Al centro v’è un atrio ottagonale </text:span><text:span text:style-name="T73">dove i bracci mediani </text:span><text:span text:style-name="T74">danno origine a delle prospettive </text:span><text:span text:style-name="T75">molto scenografiche </text:span><text:span text:style-name="T76">e in pieno gusto barocco. </text:span><text:span text:style-name="T77">Lo </text:span><text:span text:style-name="T78">Scalone d’onore, </text:span><text:span text:style-name="T81">con i suoi diciotto metri, è ornato di rilievi e balaustre marmoree; si compone di una rampa principale che, a partire dall’ampio pianerottolo che la interrompe, </text:span><text:span text:style-name="T82">si divide in due ulteriore </text:span><text:span text:style-name="T83">ulteriori rampe </text:span><text:span text:style-name="T84">parallele il cui punto di attacco è presidiato da due gigantesche </text:span><text:span text:style-name="T85">leoni in marmo bianco.<text:line-break/></text:span><text:span text:style-name="T86">Sul retro della reggia si estende </text:span><text:span text:style-name="T87">anche un immenso parco, </text:span><text:span text:style-name="T88">per cui fu costretto a costruire un acquedotto.<text:line-break/></text:span><text:soft-page-break/><text:span text:style-name="T89">Su modello della reggia di Versailles, </text:span><text:span text:style-name="T90">un lungo viale è interrotto da fontane, vasche e cascate artificiali, in una successione prospetticamente infinita. </text:span><text:span text:style-name="T91">Lateralmente, decine di vialetti minori conducono ad altre fontane ornate di statue a soggetto mitologico, a una peschiera, al </text:span><text:span text:style-name="T79">Giardino Inglese</text:span><text:span text:style-name="T91"> </text:span><text:span text:style-name="T92">con annesso orto </text:span><text:span text:style-name="T93">botanico e al laghetto dei cigni.</text:span></text:p>
      <text:p text:style-name="P29">Giambattista Tiepolo</text:p>
      <text:p text:style-name="P24"><text:span text:style-name="T124">Tiepolo riesce, con pochi tratti di penna e qualche veloce velatura di colori ad acqua, </text:span><text:span text:style-name="T125">a delineare figure in modo nitido e volumetricamente </text:span><text:span text:style-name="T126">concrete, in modo che i personaggi risultino composti in tutte le direzioni </text:span><text:span text:style-name="T127">e che abbiano una grande espressività. </text:span><text:span text:style-name="T128">Le luci venivano ricavate con la semplice interruzione delle velature scure, </text:span><text:span text:style-name="T129">conferendo al disegno </text:span><text:span text:style-name="T131">una </text:span><text:span text:style-name="T132">marcata </text:span><text:span text:style-name="T130">leggerezza.</text:span></text:p>
      <text:p text:style-name="P25">Per gli affreschi Tiepolo parte quasi sempre dall’architettura all’interno della quale essi si andranno ad inserire, ponendo un’attenzione maniacale verso la prospettiva.<text:line-break/><text:span text:style-name="T133">Questa attenzione fece </text:span><text:span text:style-name="T134">riportare in auge</text:span><text:span text:style-name="T133">, insieme ad altri artisti, il </text:span><text:span text:style-name="T80">quadraturismo</text:span><text:span text:style-name="T94">, </text:span><text:span text:style-name="T95">una tecnica per cui si rappresentano gli elementi architettonici in modo rigoroso. </text:span><text:span text:style-name="T96">In questo periodo si tende a trasgredire e portare al limite la verisimiglianza delle rappresentazioni, disegnando sì in modo geometricamente rigoroso ma quasi a voler sfidare la natura, in pieno stile barocco.</text:span></text:p>
      <text:p text:style-name="P20">Banchetto di Antonio e Cleopatra</text:p>
      <text:p text:style-name="P26">Sulla parete orientale, Tiepolo <text:span text:style-name="T135">raffigura i due amanti seduti ai lati opposti di una tavola ricca, seguendo i due punti di fuga sfalsati segnati da Mengozzi </text:span><text:span text:style-name="T136">che, generando una vista dal basso,</text:span><text:span text:style-name="T135"> rimarcano la teatralità della scena.<text:line-break/></text:span><text:span text:style-name="T137">Lo sfarzo sta anche nei vestiti e nella caratterizzazione dei personaggi </text:span><text:span text:style-name="T138">secondari, come </text:span><text:span text:style-name="T139">il nano di corte o il cagnolino. </text:span><text:span text:style-name="T140">Cleopatra è colta mentre </text:span><text:span text:style-name="T141">sta sciogliendo una perla nel vino, </text:span><text:span text:style-name="T142">e rappresenta la tipica dama di corte settecentesca.<text:line-break/></text:span><text:span text:style-name="T143">La scena è risaltata da una luce fresca e brillante che avvolge tutto </text:span><text:span text:style-name="T144">in un’atmosfera mattutina; </text:span><text:span text:style-name="T145">Tiepolo cerca di accoppiare colori complementari, in modo da ottenere un colore sempre tendente verso il bianco.</text:span></text:p>
      <text:p text:style-name="P21">Residenza di Würzburg</text:p>
      <text:p text:style-name="P27">Una forte espressività pittorica è segnalata dalla volta del soffitto della residenza di W<text:span text:style-name="T146">ü</text:span>rzburg, <text:span text:style-name="T147">spalancata su un cielo </text:span><text:span text:style-name="T148">pieno di nuvole vaporose, decorato con delle scene allegoriche dell’Olimpo e dei quattro continenti </text:span><text:span text:style-name="T149">personificati </text:span><text:span text:style-name="T150">che rendono omaggio al principe-vescovo.<text:line-break/></text:span><text:span text:style-name="T151">Il tema è così generale che Tiepolo spazia con la fantasia tra religione, mito, leggenda e gusto per l’esotico, in uno sfondo luminoso </text:span><text:span text:style-name="T152">e leggiadro, </text:span><text:span text:style-name="T153">dai toni inverosimili che sono teatralmente aumentati dalle decorazioni sottostanti.</text:span></text:p>
      <text:p text:style-name="P22"><text:soft-page-break/>Il sacrificio di Ifigenia</text:p>
      <text:p text:style-name="P28">I temi sono ancora a sfondo epico-leggendario, <text:span text:style-name="T154">riportando scene dei poe</text:span><text:span text:style-name="T155">mi di Omero, Virgilio, Ariosto e Tasso, </text:span><text:span text:style-name="T156">autori dei quali il committente era appassionato.<text:line-break/></text:span><text:span text:style-name="T157">In questo affresco vengono colti </text:span><text:span text:style-name="T158">i protagonisti del mito secondo il quale Artemide rinuncia di sacrificare Ifigenia non appena vede una cerbiatta comparire.<text:line-break/></text:span><text:span text:style-name="T159">La realizzazione si serve di quattro colonne ioniche dipinte che sorreggono la trabeazione della stanza, </text:span><text:span text:style-name="T160">giocando molto con la realtà e l’illusione prospettica.<text:line-break/></text:span><text:span text:style-name="T161">La nube rosata </text:span><text:span text:style-name="T162">fa da sfondo per Cupido che conduce la cerbiatta verso il centro, </text:span><text:span text:style-name="T163">ove tutti guardano stupiti l’apparizione, </text:span><text:span text:style-name="T164">tranne Ifigenia e il padre: la prima guarda sofferente il sacerdote nell’attesa di essere immolata, mentre il secondo si copre la faccia nella tristezza col suo mantello rosso acceso.<text:line-break/></text:span><text:span text:style-name="T165">La luce è come sempre protagonista, e dona un grande contrasto tra il cielo e i manti dei personaggi, nonché imponenza alle colonne che fanno da teatro per la scena.</text:span></text:p>
      <text:p text:style-name="P13">Antonio Canaletto</text:p>
      <text:p text:style-name="P7">Canaletto era solito, <text:span text:style-name="T97">con l’ausilio di una piccola </text:span><text:span text:style-name="T98">camera ottica portatile, </text:span><text:span text:style-name="T99">abbozzare numerose vedute cittadine, specializzandosi nei canali: </text:span><text:span text:style-name="T100">erano, a detta sua, </text:span><text:span text:style-name="T101">degli scarabocchi </text:span><text:span text:style-name="T102">che, tuttavia, </text:span><text:span text:style-name="T103">dimostrano la sua cura per </text:span><text:span text:style-name="T104">le misure, i colori e l’utilizzo dei materiali, </text:span><text:span text:style-name="T105">nonché fornivano correttamente la volumetria e la struttura geometrica complessiva. </text:span></text:p>
      <text:p text:style-name="P18">Il Canal Grande verso Est</text:p>
      <text:p text:style-name="P8">La piccola tela rappresenta <text:span text:style-name="T106">l’ultimo tratto del Canal Grande, </text:span><text:span text:style-name="T107">prima di confluire nel bacino di San Marco. </text:span><text:span text:style-name="T108">Il punto di fuga è decentrato ed enfatizza le facciate dei palazzi sulla sin</text:span><text:span text:style-name="T109">i</text:span><text:span text:style-name="T108">stra, </text:span><text:span text:style-name="T109">scorciando </text:span><text:span text:style-name="T110">quelli di destra, con il Palazzo Barbarigo e la cupola barocca di Santa Maria della Salute. </text:span><text:span text:style-name="T111">Il cielo è inondato della luce mattutina, </text:span><text:span text:style-name="T112">e il suo colore occupa la maggior parte </text:span><text:span text:style-name="T113">del dipinto, </text:span><text:span text:style-name="T114">ove figura la vita attiva di barcaioli e gondolieri.<text:line-break/></text:span><text:span text:style-name="T115">Le novità del Canaletto stanno anche nell’impiego di colori chiari </text:span><text:span text:style-name="T116">che definiscono con freschezza gli ambienti. </text:span><text:span text:style-name="T117">Così anche le macchiette (gli uomini raffigurati) non cadono mai negli eccessi descrittivi comuni alla pittura fiamminga di tema analogo.</text:span></text:p>
      <text:p text:style-name="P19">Eton College</text:p>
      <text:p text:style-name="P9">Rappresenta la monumentale cappella dell’antico college di Eton, una grandiosa struttura vista dal fronte, al di là del Tamigi.<text:line-break/><text:span text:style-name="T118">In primo piano alcuni personaggi stanno attendendo il proprio turno </text:span><text:span text:style-name="T119">per essere traghettati verso l’altra sponda. </text:span><text:span text:style-name="T120">L’atmosfera è </text:span><text:span text:style-name="T121">quella di un mattino limpido, con una zona di fresca ombra data dal sole che illumina in modo nitido il paesaggio.<text:line-break/></text:span><text:span text:style-name="T122">La </text:span><text:span text:style-name="T123">naturalezza e il realismo compositivo furono quelli che resero famoso Canalet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K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K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16:01:42.993953016</meta:creation-date>
    <dc:date>2021-01-25T10:00:45.118137020</dc:date>
    <meta:editing-duration>PT3H41M53S</meta:editing-duration>
    <meta:editing-cycles>221</meta:editing-cycles>
    <meta:generator>LibreOffice/6.4.6.2$Linux_X86_64 LibreOffice_project/40$Build-2</meta:generator>
    <meta:document-statistic meta:table-count="0" meta:image-count="0" meta:object-count="0" meta:page-count="4" meta:paragraph-count="29" meta:word-count="1479" meta:character-count="9728" meta:non-whitespace-character-count="8277"/>
  </office:meta>
</office:document-meta>
</file>